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table:style-name="ce2"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1-19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opinia o spółdzielczości</text:p>
          </table:table-cell>
          <table:table-cell table:number-columns-repeated="2"/>
          <table:table-cell office:value-type="string" calcext:value-type="string">
            <text:p>https://www.money.pl/gospodarka/spoldzielcze-dziadostwo-oto-najwiekszy-problem-polskich-spoldzielni-opinia-6986480897989376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2-10-04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PIS chce zmienić regulacje dotyczące spółdzielni mieszkaniowych, bo nikt nie ma nad nimi kontroli.</text:p>
          </table:table-cell>
          <table:table-cell table:number-columns-repeated="2"/>
          <table:table-cell office:value-type="string" calcext:value-type="string">
            <text:p>https://www.money.pl/gospodarka/pis-chce-zmienic-prawo-ktore-dotknie-10-mln-polakow-rzad-ma-juz-gotowy-projekt-6819075054873408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table:style-name="ce1" office:value-type="string" calcext:value-type="string">
            <text:p>2024-05-20</text:p>
          </table:table-cell>
          <table:table-cell/>
          <table:table-cell office:value-type="string" calcext:value-type="string">
            <text:p>wyroki w sprawie</text:p>
          </table:table-cell>
          <table:table-cell office:value-type="string" calcext:value-type="string">
            <text:p>Po dziewięciu latach od upadłości syndyk Śródmiejskiej Spółdzielni Mieszkaniowej w Warszawie zaspokaja wierzycieli, a byłe władze spółdzielni czekają na prawomocne wyroki karne.</text:p>
          </table:table-cell>
          <table:table-cell table:number-columns-repeated="2"/>
          <table:table-cell office:value-type="string" calcext:value-type="string">
            <text:p>https://www.pb.pl/wierzyciele-spoldzielni-odzyskaja-31-mln-zl-1216233?fbclid=IwZXh0bgNhZW0CMTEAAR3vTFIm6k90YwjD871O2QOu5Er5gXx8ceuZ3_7Ow5AyfeSuDfhQQGNLg3Q_aem_AXQoqAxQAPFzLYOTvQ7hGO2O3KgzRAiGzL7LqmOntgNUnzFN1cZntGzvEjCjoXKyiE_ggdDU5MAVfDpO-AYWrY5H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08</text:p>
          </table:table-cell>
          <table:table-cell/>
          <table:table-cell office:value-type="string" calcext:value-type="string">
            <text:p>korupcja</text:p>
          </table:table-cell>
          <table:table-cell office:value-type="string" calcext:value-type="string">
            <text:p>Prezesi kilku łódzkich spółdzielni mieszkaniowych oraz przedsiębiorcy zajmujący się świadczeniem usług instalacyjno-montażowych są wśród 13 podejrzanych o korupcję menadżerską.</text:p>
          </table:table-cell>
          <table:table-cell table:number-columns-repeated="2"/>
          <table:table-cell office:value-type="string" calcext:value-type="string">
            <text:p>https://www.bankier.pl/wiadomosc/Korupcja-w-Lodzi-Podejrzani-prezesi-spoldzielni-mieszkaniowych-i-przedsiebiorcy-8778858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2</text:p>
          </table:table-cell>
          <table:table-cell/>
          <table:table-cell office:value-type="string" calcext:value-type="string">
            <text:p>korupcja, reforma spóldzielni</text:p>
          </table:table-cell>
          <table:table-cell office:value-type="string" calcext:value-type="string">
            <text:p>Rząd zapowiada trzęsienia ziemi w spółdzielniach mieszkaniowych </text:p>
          </table:table-cell>
          <table:table-cell table:number-columns-repeated="2"/>
          <table:table-cell office:value-type="string" calcext:value-type="string">
            <text:p>https://kobieta.onet.pl/wiadomosci/nepotyzm-i-lapowkarstwo-rzad-zapowiada-trzesienia-ziemi-w-spoldzielniach/2918878?fbclid=IwZXh0bgNhZW0CMTEAAR2JKSZACaTwZz7C2Pe10rZ1Y55cbuNFi9GTpFltAaM4Gee8dvgDS5el3K4_aem_ZmFrZWR1bW15MTZieXRlcw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1</text:p>
          </table:table-cell>
          <table:table-cell/>
          <table:table-cell office:value-type="string" calcext:value-type="string">
            <text:p>zarobki prezesów</text:p>
          </table:table-cell>
          <table:table-cell office:value-type="string" calcext:value-type="string">
            <text:p>Od kilkudziesięciu do nawet 179 tys. zł wynoszą zarobki prezesów spółdzielni mieszkaniowych. </text:p>
          </table:table-cell>
          <table:table-cell table:number-columns-repeated="2"/>
          <table:table-cell office:value-type="string" calcext:value-type="string">
            <text:p>https://www.money.pl/gospodarka/zarobki-prezesow-spoldzielni-mieszkaniowych-sa-nowe-dane-7037297618029344a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3-09-01</text:p>
          </table:table-cell>
          <table:table-cell/>
          <table:table-cell office:value-type="string" calcext:value-type="string">
            <text:p>raport Biura Analiz Sejmowych o spółdzielniach</text:p>
          </table:table-cell>
          <table:table-cell table:number-columns-repeated="2"/>
          <table:table-cell office:value-type="string" calcext:value-type="string">
            <text:p>Spółdzielnie mieszkaniowe na rynku nieruchomości w Polsce w XXI w. Bariery i szanse rozwoju</text:p>
          </table:table-cell>
          <table:table-cell office:value-type="string" calcext:value-type="string">
            <text:p>https://orka.sejm.gov.pl/WydBAS.nsf/0/CB6A898C12C60067C1258AB700319150/$file/Micha%C5%82%20Sobczak%20Studia%20BAS%204%202023.pd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14</text:p>
          </table:table-cell>
          <table:table-cell/>
          <table:table-cell office:value-type="string" calcext:value-type="string">
            <text:p>budownictwo spółdzielcze</text:p>
          </table:table-cell>
          <table:table-cell office:value-type="string" calcext:value-type="string">
            <text:p>Spóldzielnie mieszkaniowe praktycznie przestały budować.</text:p>
          </table:table-cell>
          <table:table-cell table:number-columns-repeated="2"/>
          <table:table-cell office:value-type="string" calcext:value-type="string">
            <text:p>https://www.tvp.info/79294766/liczba-mieszkan-spoldzielczych-w-polsce-dlaczego-spoldzielnie-mieszkaniowe-buduja-mniej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7-31T22:54:38.498197603</dc:date>
    <meta:editing-duration>P1DT6H34M30S</meta:editing-duration>
    <meta:editing-cycles>29</meta:editing-cycles>
    <meta:generator>LibreOffice/7.3.7.2$Linux_X86_64 LibreOffice_project/30$Build-2</meta:generator>
    <meta:document-statistic meta:table-count="1" meta:cell-count="151" meta:object-count="0"/>
  </office:meta>
</office:document-meta>
</file>